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A000002EC0000012D12B7AE4B.svm" manifest:media-type=""/>
  <manifest:file-entry manifest:full-path="Pictures/2000006A0000065A0000029234A1BE8C.svm" manifest:media-type=""/>
  <manifest:file-entry manifest:full-path="Pictures/200000B200000BAF000002CDEAD4D21F.svm" manifest:media-type=""/>
  <manifest:file-entry manifest:full-path="Pictures/2000012A00000BE7000004AD863AFEA1.svm" manifest:media-type=""/>
  <manifest:file-entry manifest:full-path="Pictures/20000072000007BB00000179F78E1EE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TexMathsArgs="11§display§\splitratio_{2(\link-1)}\left(\god_{\jup{2\link}}\right)_{2\left(\link - 1\right)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\left(\god_{\jup{2\link}}\right)_{2\link - 1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Arrow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1§display§\frac{\left(\god_{\jup{2\link}}\right)_{2\link }  p_{2(\link-1)}}{\left(1+p_{2(\link-1)}\right)\splitratio_{2\left(\link-1\right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162cm" svg:height="0.788cm" svg:x="0.124cm" svg:y="0.085cm">
          <draw:image xlink:href="Pictures/200000B200000BAF000002CDEAD4D21F.svm" xlink:type="simple" xlink:show="embed" xlink:actuate="onLoad">
            <text:p/>
          </draw:image>
        </draw:frame>
        <draw:frame draw:style-name="gr2" draw:text-style-name="P1" draw:layer="layout" svg:width="2.152cm" svg:height="0.742cm" svg:x="7.865cm" svg:y="7.477cm">
          <draw:image xlink:href="Pictures/2000006A0000065A0000029234A1BE8C.svm" xlink:type="simple" xlink:show="embed" xlink:actuate="onLoad">
            <text:p/>
          </draw:image>
        </draw:frame>
        <draw:line draw:style-name="gr3" draw:text-style-name="P1" draw:layer="layout" svg:x1="3.429cm" svg:y1="0.606cm" svg:x2="3.429cm" svg:y2="7.337cm">
          <text:p/>
        </draw:line>
        <draw:line draw:style-name="gr3" draw:text-style-name="P1" draw:layer="layout" svg:x1="9.274cm" svg:y1="7.337cm" svg:x2="3.429cm" svg:y2="7.337cm">
          <text:p/>
        </draw:line>
        <draw:line draw:style-name="gr4" draw:text-style-name="P1" draw:layer="layout" svg:x1="6.44cm" svg:y1="7.337cm" svg:x2="6.44cm" svg:y2="2.909cm">
          <text:p/>
        </draw:line>
        <draw:line draw:style-name="gr5" draw:text-style-name="P1" draw:layer="layout" svg:x1="3.429cm" svg:y1="7.337cm" svg:x2="6.715cm" svg:y2="2.016cm">
          <text:p/>
        </draw:line>
        <draw:line draw:style-name="gr6" draw:text-style-name="P1" draw:layer="layout" svg:x1="3.429cm" svg:y1="1.622cm" svg:x2="8.763cm" svg:y2="7.337cm">
          <text:p/>
        </draw:line>
        <draw:frame draw:style-name="gr7" draw:text-style-name="P1" draw:layer="layout" svg:width="1.046cm" svg:height="0.42cm" svg:x="5.923cm" svg:y="7.438cm">
          <draw:image xlink:href="Pictures/2000002A000002EC0000012D12B7AE4B.svm" xlink:type="simple" xlink:show="embed" xlink:actuate="onLoad">
            <text:p/>
          </draw:image>
        </draw:frame>
        <draw:custom-shape draw:style-name="gr8" draw:text-style-name="P1" draw:layer="layout" svg:width="0.508cm" svg:height="0.508cm" svg:x="5.318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572cm" svg:y1="3.921cm" svg:x2="3.413cm" svg:y2="3.921cm">
          <text:p/>
        </draw:line>
        <draw:frame draw:style-name="gr10" draw:text-style-name="P1" draw:layer="layout" svg:width="2.769cm" svg:height="0.526cm" svg:x="0.508cm" svg:y="2.511cm">
          <draw:image xlink:href="Pictures/20000072000007BB00000179F78E1EE2.svm" xlink:type="simple" xlink:show="embed" xlink:actuate="onLoad">
            <text:p/>
          </draw:image>
        </draw:frame>
        <draw:line draw:style-name="gr4" draw:text-style-name="P1" draw:layer="layout" svg:x1="3.429cm" svg:y1="2.892cm" svg:x2="6.44cm" svg:y2="2.909cm">
          <text:p/>
        </draw:line>
        <draw:frame draw:style-name="gr11" draw:text-style-name="P1" draw:layer="layout" svg:width="3.351cm" svg:height="1.316cm" svg:x="0.087cm" svg:y="3.413cm">
          <draw:image xlink:href="Pictures/2000012A00000BE7000004AD863AFEA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23T10:25:27</dc:date>
    <dc:creator>Jack Reilly</dc:creator>
    <meta:editing-duration>PT17M13S</meta:editing-duration>
    <meta:editing-cycles>20</meta:editing-cycles>
    <meta:generator>LibreOffice/3.6$MacOSX_x86 LibreOffice_project/2ef5aff-a6fb0ff-166bdff-cf087ad-0f1389</meta:generator>
    <meta:document-statistic meta:object-count="13"/>
  </office:meta>
</office:document-meta>
</file>